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C0000029DC961F5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ptos"/>
    </style:style>
    <style:style style:name="P2" style:family="paragraph" style:parent-style-name="Title">
      <style:text-properties officeooo:rsid="0020c3e2" officeooo:paragraph-rsid="0020c3e2"/>
    </style:style>
    <style:style style:name="P3" style:family="paragraph" style:parent-style-name="Text_20_body">
      <style:text-properties style:font-name="Aptos" officeooo:rsid="0020c3e2" officeooo:paragraph-rsid="0020c3e2"/>
    </style:style>
    <style:style style:name="P4" style:family="paragraph" style:parent-style-name="Frame_20_contents">
      <style:paragraph-properties fo:text-align="end" style:justify-single-word="false" style:punctuation-wrap="hanging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ptos"/>
    </style:style>
    <style:style style:name="T2" style:family="text">
      <style:text-properties fo:color="#000000" loext:opacity="100%" fo:font-family="Aptos" fo:font-size="10.5pt" fo:font-weight="normal" officeooo:rsid="001faa14" style:font-size-asian="10.5pt" style:font-weight-asian="normal" style:font-size-complex="10.5pt" style:font-weight-complex="normal"/>
    </style:style>
    <style:style style:name="T3" style:family="text">
      <style:text-properties fo:color="#ee0000" loext:opacity="100%" fo:font-family="Calibri" style:font-family-generic="swiss" style:font-pitch="variable" fo:font-weight="bold" style:font-weight-asian="bold" style:font-weight-complex="bold"/>
    </style:style>
    <style:style style:name="T4" style:family="text">
      <style:text-properties fo:font-family="Calibri" style:font-family-generic="swiss" style:font-pitch="variable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6118in" fo:min-width="1.486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Inject X</text:span></text:p>
      <text:p text:style-name="P3" loext:marker-style-name="T1">What’s the prompt? Break it up into steps</text:p>
      <text:p text:style-name="P3" loext:marker-style-name="T1">What did you do?</text:p>
      <text:p text:style-name="P3" loext:marker-style-name="T1">How did you do it?</text:p>
      <text:p text:style-name="P3" loext:marker-style-name="T1">(If necessary) why did you do i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rame_20_contents">
      <style:paragraph-properties fo:text-align="end" style:justify-single-word="false" style:punctuation-wrap="hanging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fo:font-family="Aptos" fo:font-size="10.5pt" fo:font-weight="normal" officeooo:rsid="001faa14" style:font-size-asian="10.5pt" style:font-weight-asian="normal" style:font-size-complex="10.5pt" style:font-weight-complex="normal"/>
    </style:style>
    <style:style style:name="MT2" style:family="text">
      <style:text-properties fo:color="#ee0000" loext:opacity="100%" fo:font-family="Calibri" style:font-family-generic="swiss" style:font-pitch="variable" fo:font-weight="bold" style:font-weight-asian="bold" style:font-weight-complex="bold"/>
    </style:style>
    <style:style style:name="MT3" style:family="text">
      <style:text-properties fo:font-family="Calibri" style:font-family-generic="swiss" style:font-pitch="variable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6118in" fo:min-width="1.486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17in" fo:margin-left="0in" fo:margin-right="0in" fo:margin-bottom="0.35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5.6583in" svg:y="-0.2665in" svg:width="1.1161in" svg:height="1.1689in" draw:z-index="0"><draw:image xlink:href="Pictures/10000001000002CC0000029DC961F579.png" xlink:type="simple" xlink:show="embed" xlink:actuate="onLoad" draw:mime-type="image/png"/></draw:frame><draw:custom-shape text:anchor-type="char" draw:z-index="1" draw:name="Text Frame 2" draw:style-name="Mgr1" draw:text-style-name="MP3" svg:width="1.4862in" svg:height="0.6114in" svg:x="4.0555in" svg:y="0.0638in"><text:p text:style-name="MP2"><text:span text:style-name="MT1">Wild West Parks Inc.</text:span><loext:content-control loext:plain-text="true" loext:id="-981233134"><text:span text:style-name="MT2"/></loext:content-control></text:p><text:p text:style-name="MP2"><text:span text:style-name="MT3">100 Starling Way</text:span></text:p><text:p text:style-name="MP2"><text:span text:style-name="MT3">New Atbara, Mar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20:57:15</meta:creation-date>
    <dc:language>en-US</dc:language>
    <dc:date>2026-02-13T23:45:07.858106900</dc:date>
    <meta:editing-cycles>3</meta:editing-cycles>
    <meta:editing-duration>PT11M1S</meta:editing-duration>
    <meta:generator>LibreOffice/25.2.7.2$Windows_X86_64 LibreOffice_project/5cbfd1ab6520636bb5f7b99185aa69bd7456825d</meta:generator>
    <meta:document-statistic meta:table-count="0" meta:image-count="1" meta:object-count="0" meta:page-count="1" meta:paragraph-count="8" meta:word-count="36" meta:character-count="169" meta:non-whitespace-character-count="140"/>
    <meta:user-defined meta:name="AppVersion">16.0000</meta:user-defined>
    <meta:template xlink:type="simple" xlink:actuate="onRequest" xlink:title="Normal.dotm" xlink:href=""/>
  </office:meta>
</office:document-meta>
</file>